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438000001E9AD04E7590B266636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7.0417in" fo:margin-left="0in" table:align="left"/>
    </style:style>
    <style:style style:name="Table1.A" style:family="table-column">
      <style:table-column-properties style:column-width="1.9375in"/>
    </style:style>
    <style:style style:name="Table1.B" style:family="table-column">
      <style:table-column-properties style:column-width="1.875in"/>
    </style:style>
    <style:style style:name="Table1.C" style:family="table-column">
      <style:table-column-properties style:column-width="1.625in"/>
    </style:style>
    <style:style style:name="Table1.D" style:family="table-column">
      <style:table-column-properties style:column-width="1.6042in"/>
    </style:style>
    <style:style style:name="Table1.A1" style:family="table-cell">
      <style:table-cell-properties style:vertical-align="" fo:padding="0.0194in" fo:border="0.05pt solid #000000"/>
    </style:style>
    <style:style style:name="Table1.A5" style:family="table-cell">
      <style:table-cell-properties style:vertical-align="" fo:padding="0.0194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>
        <style:tab-stops>
          <style:tab-stop style:position="5.5835in"/>
        </style:tab-stops>
      </style:paragraph-properties>
    </style:style>
    <style:style style:name="P2" style:family="paragraph" style:parent-style-name="Standard">
      <style:text-properties officeooo:paragraph-rsid="00079aa8"/>
    </style:style>
    <style:style style:name="P3" style:family="paragraph" style:parent-style-name="Standard">
      <style:text-properties fo:font-weight="bold" officeooo:paragraph-rsid="00079aa8" style:font-weight-asian="bold" style:font-weight-complex="bold"/>
    </style:style>
    <style:style style:name="P4" style:family="paragraph" style:parent-style-name="Standard">
      <style:text-properties fo:font-weight="bold" officeooo:paragraph-rsid="00079aa8" style:font-weight-asian="bold"/>
    </style:style>
    <style:style style:name="P5" style:family="paragraph" style:parent-style-name="Table_20_Contents">
      <style:text-properties officeooo:paragraph-rsid="001b7205"/>
    </style:style>
    <style:style style:name="P6" style:family="paragraph" style:parent-style-name="Table_20_Contents">
      <style:text-properties officeooo:rsid="001b7205" officeooo:paragraph-rsid="001b7205"/>
    </style:style>
    <style:style style:name="P7" style:family="paragraph" style:parent-style-name="Table_20_Heading">
      <style:text-properties officeooo:rsid="001b7205" officeooo:paragraph-rsid="001b7205"/>
    </style:style>
    <style:style style:name="P8" style:family="paragraph" style:parent-style-name="Table_20_Contents">
      <style:text-properties officeooo:rsid="001b7205" officeooo:paragraph-rsid="001ebcb1"/>
    </style:style>
    <style:style style:name="P9" style:family="paragraph" style:parent-style-name="Table_20_Contents">
      <style:text-properties officeooo:rsid="001b7205" officeooo:paragraph-rsid="001fd0c7"/>
    </style:style>
    <style:style style:name="P10" style:family="paragraph" style:parent-style-name="Table_20_Contents">
      <style:text-properties officeooo:rsid="001c2620" officeooo:paragraph-rsid="001c2620"/>
    </style:style>
    <style:style style:name="P11" style:family="paragraph" style:parent-style-name="Table_20_Contents">
      <style:text-properties officeooo:paragraph-rsid="001ebcb1"/>
    </style:style>
    <style:style style:name="P12" style:family="paragraph" style:parent-style-name="Table_20_Contents">
      <style:text-properties officeooo:paragraph-rsid="00132996"/>
    </style:style>
    <style:style style:name="P13" style:family="paragraph" style:parent-style-name="Table_20_Contents">
      <style:text-properties officeooo:paragraph-rsid="001ef92c"/>
    </style:style>
    <style:style style:name="P14" style:family="paragraph" style:parent-style-name="Text_20_body">
      <style:paragraph-properties fo:text-align="center" style:justify-single-word="false"/>
      <style:text-properties officeooo:paragraph-rsid="00246b53"/>
    </style:style>
    <style:style style:name="P15" style:family="paragraph" style:parent-style-name="Table_20_Contents">
      <style:text-properties officeooo:paragraph-rsid="002697ab"/>
    </style:style>
    <style:style style:name="P16" style:family="paragraph" style:parent-style-name="Table_20_Contents">
      <style:text-properties officeooo:rsid="001b7205" officeooo:paragraph-rsid="001b7205"/>
    </style:style>
    <style:style style:name="P17" style:family="paragraph" style:parent-style-name="Table_20_Contents">
      <style:text-properties officeooo:rsid="001b7205" officeooo:paragraph-rsid="001fd0c7"/>
    </style:style>
    <style:style style:name="P18" style:family="paragraph" style:parent-style-name="Table_20_Contents">
      <style:text-properties officeooo:rsid="001c2620" officeooo:paragraph-rsid="001c2620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07010" style:font-weight-asian="bold" style:font-weight-complex="bold"/>
    </style:style>
    <style:style style:name="T4" style:family="text">
      <style:text-properties fo:font-size="12pt" officeooo:rsid="00246b53" style:font-size-asian="12pt" style:font-size-complex="12pt"/>
    </style:style>
    <style:style style:name="T5" style:family="text">
      <style:text-properties officeooo:rsid="00132996"/>
    </style:style>
    <style:style style:name="T6" style:family="text">
      <style:text-properties officeooo:rsid="001b7205"/>
    </style:style>
    <style:style style:name="T7" style:family="text">
      <style:text-properties officeooo:rsid="001c2620"/>
    </style:style>
    <style:style style:name="T8" style:family="text">
      <style:text-properties officeooo:rsid="001ebcb1"/>
    </style:style>
    <style:style style:name="T9" style:family="text">
      <style:text-properties officeooo:rsid="001ef92c"/>
    </style:style>
    <style:style style:name="T10" style:family="text">
      <style:text-properties officeooo:rsid="001fd0c7"/>
    </style:style>
    <style:style style:name="T11" style:family="text">
      <style:text-properties officeooo:rsid="0021d02d"/>
    </style:style>
    <style:style style:name="T12" style:family="text">
      <style:text-properties officeooo:rsid="00246b53"/>
    </style:style>
    <style:style style:name="T13" style:family="text">
      <style:text-properties officeooo:rsid="002697ab"/>
    </style:style>
    <style:style style:name="T14" style:family="text">
      <style:text-properties officeooo:rsid="0028633e"/>
    </style:style>
    <style:style style:name="T15" style:family="text">
      <style:text-properties officeooo:rsid="00293f5f"/>
    </style:style>
    <style:style style:name="T16" style:family="text">
      <style:text-properties fo:font-size="14pt" officeooo:rsid="001b7205" style:font-size-asian="14pt" style:font-size-complex="14pt"/>
    </style:style>
    <style:style style:name="T17" style:family="text">
      <style:text-properties fo:font-size="14pt" officeooo:rsid="00079aa8" style:font-size-asian="14pt" style:font-size-complex="14pt"/>
    </style:style>
    <style:style style:name="T18" style:family="text">
      <style:text-properties officeooo:rsid="002aee4a"/>
    </style:style>
    <style:style style:name="T19" style:family="text">
      <style:text-properties officeooo:rsid="002f5eb3"/>
    </style:style>
    <style:style style:name="T20" style:family="text"/>
    <style:style style:name="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Standard"/>
      <text:p text:style-name="P3">Docente:<text:tab/><text:tab/>Bruce D. Marron</text:p>
      <text:p text:style-name="P3">Ciclo: <text:tab/><text:tab/><text:tab/>25-2</text:p>
      <text:p text:style-name="P2"><text:span text:style-name="T1">Materia: <text:tab/><text:tab/></text:span><text:span text:style-name="T2">Taller de Traducción Ingeniería y Adelantos Tecnológicos</text:span></text:p>
      <text:p text:style-name="P2"><text:span text:style-name="T2">Curso:<text:tab/><text:tab/><text:tab/>IT062</text:span><text:span text:style-name="T3">8</text:span><text:span text:style-name="T1"> </text:span></text:p>
      <text:p text:style-name="P2"><text:span text:style-name="T1">Licenciatura: <text:tab/>I</text:span><text:span text:style-name="T2">nterpretación y <text:s/>Traducción</text:span></text:p>
      <text:p text:style-name="P4">Horario:<text:tab/><text:tab/>Martes 15:00 – 19:00; Jueves 19:00 – 21:00</text:p>
      <text:p text:style-name="P4">Grupo:<text:tab/><text:tab/>6A</text:p>
      <text:p text:style-name="Standard"/>
      <text:p text:style-name="P14"><text:span text:style-name="Strong_20_Emphasis"><text:span text:style-name="T16">Exam 1</text:span></text:span><text:span text:style-name="Strong_20_Emphasis"><text:span text:style-name="T17"> </text:span></text:span></text:p>
      <text:p text:style-name="P14"><text:span text:style-name="Strong_20_Emphasis"><text:span text:style-name="T4">Three (3) points awarded per subtask; subtasks evaluated on a scale of 0.0-1.0; 36 pts available</text:span></text:span></text:p>
      <text:section text:style-name="Sect1" text:name="md-content-197282861">
        <text:section text:style-name="Sect1" text:name="md-content-214849905">
          <text:section text:style-name="Sect1" text:name="md-content-224920981">
            <table:table table:name="Table1" table:style-name="Table1">
              <table:table-column table:style-name="Table1.A"/>
              <table:table-column table:style-name="Table1.B"/>
              <table:table-column table:style-name="Table1.C"/>
              <table:table-column table:style-name="Table1.D"/>
              <table:table-header-rows>
                <table:table-row>
                  <table:table-cell table:style-name="Table1.A1" office:value-type="string">
                    <text:p text:style-name="Table_20_Heading"><text:bookmark text:name="criteria"/>Criteria<text:bookmark text:name="5_points_(excellent)"/></text:p>
                  </table:table-cell>
                  <table:table-cell table:style-name="Table1.A1" office:value-type="string">
                    <text:p text:style-name="P7"><text:bookmark text:name="4_points_(good)"/>Accuracy <text:span text:style-name="T12">(1 pt)</text:span></text:p>
                  </table:table-cell>
                  <table:table-cell table:style-name="Table1.A1" office:value-type="string">
                    <text:p text:style-name="P7"><text:bookmark text:name="3_points_(satisfactory)"/>Completeness <text:span text:style-name="T12">(1 pt)</text:span></text:p>
                  </table:table-cell>
                  <table:table-cell table:style-name="Table1.A1" office:value-type="string">
                    <text:p text:style-name="P7"><text:bookmark text:name="2_points_(needs_improvement)"/>Sufficiency <text:span text:style-name="T12">(1 pt)</text:span></text:p>
                  </table:table-cell>
                </table:table-row>
              </table:table-header-rows>
              <table:table-row>
                <table:table-cell table:style-name="Table1.A1" office:value-type="string">
                  <text:p text:style-name="P5"><text:span text:style-name="Strong_20_Emphasis"><text:span text:style-name="T6">Task 1:</text:span></text:span></text:p>
                  <text:p text:style-name="P5"><text:span text:style-name="Strong_20_Emphasis"><text:span text:style-name="T6">History (3 pts)</text:span></text:span></text:p>
                  <text:p text:style-name="P5"><text:span text:style-name="Strong_20_Emphasis"><text:span text:style-name="T6">Mexico (3 pts)</text:span></text:span></text:p>
                  <text:p text:style-name="P5"><text:span text:style-name="Strong_20_Emphasis"/></text:p>
                </table:table-cell>
                <table:table-cell table:style-name="Table1.A1" office:value-type="string">
                  <text:p text:style-name="P6"><text:span text:style-name="T7">Two </text:span><text:span text:style-name="T8">responses </text:span><text:span text:style-name="T7">are provided: </text:span><text:span text:style-name="T8">an account of </text:span>discipline history and <text:span text:style-name="T8">an account of the discipline’s </text:span>current state in Mexico</text:p>
                </table:table-cell>
                <table:table-cell table:style-name="Table1.A1" office:value-type="string">
                  <text:p text:style-name="P6"><text:span text:style-name="T7">Each of the two a</text:span>ccount<text:span text:style-name="T7">s</text:span> provide<text:span text:style-name="T7">s</text:span> complete information; <text:span text:style-name="T7">statements are complete, logical </text:span><text:span text:style-name="T18">and well-formed</text:span></text:p>
                  <text:p text:style-name="P6"/>
                  <text:p text:style-name="P6"/>
                </table:table-cell>
                <table:table-cell table:style-name="Table1.A1" office:value-type="string">
                  <text:p text:style-name="P10">Each of the two accounts provides a sufficient amount of information and detail</text:p>
                </table:table-cell>
              </table:table-row>
              <table:table-row>
                <table:table-cell table:style-name="Table1.A1" office:value-type="string">
                  <text:p text:style-name="P11"><text:span text:style-name="Strong_20_Emphasis"><text:span text:style-name="T8">Task 2:</text:span></text:span></text:p>
                  <text:p text:style-name="P11"><text:span text:style-name="Strong_20_Emphasis"><text:span text:style-name="T8">Science vs Eng, (3pts)</text:span></text:span></text:p>
                  <text:p text:style-name="P11"><text:span text:style-name="Strong_20_Emphasis"><text:span text:style-name="T8">Ethics (3 pts</text:span></text:span></text:p>
                </table:table-cell>
                <table:table-cell table:style-name="Table1.A1" office:value-type="string">
                  <text:p text:style-name="P8"><text:span text:style-name="T7">Two </text:span><text:span text:style-name="T8">responses </text:span><text:span text:style-name="T7">are provided: </text:span><text:span text:style-name="T8">an account of science vs engineering and an account of the ethics of knowledge creation</text:span></text:p>
                </table:table-cell>
                <table:table-cell table:style-name="Table1.A1" office:value-type="string">
                  <text:p text:style-name="P6"><text:span text:style-name="T7">Each of the two a</text:span>ccount<text:span text:style-name="T7">s</text:span> provide<text:span text:style-name="T7">s</text:span> complete information; <text:span text:style-name="T7">statements are complete, logical </text:span><text:span text:style-name="T18">and well-formed</text:span></text:p>
                  <text:p text:style-name="P6"/>
                  <text:p text:style-name="P6"/>
                </table:table-cell>
                <table:table-cell table:style-name="Table1.A1" office:value-type="string">
                  <text:p text:style-name="P10">Each of the two accounts provides a sufficient amount of information and detail</text:p>
                </table:table-cell>
              </table:table-row>
              <table:table-row>
                <table:table-cell table:style-name="Table1.A1" office:value-type="string">
                  <text:p text:style-name="P12"><text:span text:style-name="Strong_20_Emphasis"><text:span text:style-name="T5">T</text:span></text:span><text:span text:style-name="Strong_20_Emphasis"><text:span text:style-name="T9">ask 3:</text:span></text:span></text:p>
                  <text:p text:style-name="P13"><text:span text:style-name="Strong_20_Emphasis"><text:span text:style-name="T9">Reporter’s Tools (3 pts)</text:span></text:span></text:p>
                  <text:p text:style-name="P13"><text:span text:style-name="Strong_20_Emphasis"><text:span text:style-name="T9">Opinion (3 pts)</text:span></text:span></text:p>
                </table:table-cell>
                <table:table-cell table:style-name="Table1.A1" office:value-type="string">
                  <text:p text:style-name="P9"><text:span text:style-name="T7">Two </text:span><text:span text:style-name="T8">responses </text:span><text:span text:style-name="T7">are provided: </text:span><text:span text:style-name="T8">a </text:span><text:span text:style-name="T11">five-piece </text:span><text:span text:style-name="T8">account/</text:span><text:span text:style-name="T10">evaluation</text:span><text:span text:style-name="T8"> of </text:span><text:span text:style-name="T10">the article</text:span><text:span text:style-name="T8"> and a </text:span><text:span text:style-name="T11">personal</text:span><text:span text:style-name="T8"> account/</text:span><text:span text:style-name="T10">opinion </text:span><text:span text:style-name="T8"><text:s/>of the </text:span><text:span text:style-name="T10">article</text:span></text:p>
                </table:table-cell>
                <table:table-cell table:style-name="Table1.A1" office:value-type="string">
                  <text:p text:style-name="P6"><text:span text:style-name="T7">Each of the two a</text:span>ccount<text:span text:style-name="T7">s</text:span> provide<text:span text:style-name="T7">s</text:span> complete information; <text:span text:style-name="T7">statements are complete, logical </text:span><text:span text:style-name="T18">and well-formed</text:span></text:p>
                  <text:p text:style-name="P6"/>
                  <text:p text:style-name="P6"/>
                </table:table-cell>
                <table:table-cell table:style-name="Table1.A1" office:value-type="string">
                  <text:p text:style-name="P10">Each of the two accounts provides a sufficient amount of information and detail</text:p>
                </table:table-cell>
              </table:table-row>
              <table:table-row>
                <table:table-cell table:style-name="Table1.A5" office:value-type="string">
                  <text:p text:style-name="P15"><text:span text:style-name="Strong_20_Emphasis"><text:span text:style-name="T13">Task 4:</text:span></text:span></text:p>
                  <text:p text:style-name="P15"><text:span text:style-name="Strong_20_Emphasis"><text:span text:style-name="T13">Normal Sci. (3 pt</text:span></text:span><text:span text:style-name="Strong_20_Emphasis"><text:span text:style-name="T14">s</text:span></text:span><text:span text:style-name="Strong_20_Emphasis"><text:span text:style-name="T13">)</text:span></text:span></text:p>
                  <text:p text:style-name="P15"><text:span text:style-name="Strong_20_Emphasis"><text:span text:style-name="T13">Careers in Sci. (3 pts)</text:span></text:span></text:p>
                </table:table-cell>
                <table:table-cell table:style-name="Table1.A5" office:value-type="string">
                  <text:p text:style-name="P9"><text:span text:style-name="T7">Tw</text:span><text:span text:style-name="T18">o</text:span><text:span text:style-name="T7"> <text:s/></text:span><text:span text:style-name="T8">responses </text:span><text:span text:style-name="T7">are provided: </text:span><text:span text:style-name="T8">a </text:span><text:span text:style-name="T13">four</text:span><text:span text:style-name="T11">-piece </text:span><text:span text:style-name="T8">account/</text:span><text:span text:style-name="T10">evaluation</text:span><text:span text:style-name="T8"> of </text:span><text:span text:style-name="T13">Kuhn’s normal science </text:span><text:span text:style-name="T8">and a</text:span><text:span text:style-name="T13">n </text:span><text:span text:style-name="T8">account/</text:span><text:span text:style-name="T10">opinion </text:span><text:span text:style-name="T8">of </text:span><text:span text:style-name="T13">building careers in science</text:span></text:p>
                </table:table-cell>
                <table:table-cell table:style-name="Table1.A5" office:value-type="string">
                  <text:p text:style-name="P6"><text:span text:style-name="T7">Each of the two a</text:span>ccount<text:span text:style-name="T7">s</text:span> provide<text:span text:style-name="T7">s</text:span> complete information; <text:span text:style-name="T7">statements are complete, logical </text:span><text:span text:style-name="T18">and well-formed</text:span></text:p>
                  <text:p text:style-name="P6"/>
                </table:table-cell>
                <table:table-cell table:style-name="Table1.A5" office:value-type="string">
                  <text:p text:style-name="P10">Each of the two accounts provides a sufficient amount of information and detail</text:p>
                </table:table-cell>
              </table:table-row>
              <text:soft-page-break/>
              <table:table-row>
                <table:table-cell table:style-name="Table1.A1" office:value-type="string">
                  <text:p text:style-name="P15"><text:span text:style-name="Strong_20_Emphasis"><text:span text:style-name="T13">Task </text:span></text:span><text:span text:style-name="Strong_20_Emphasis"><text:span text:style-name="T14">5</text:span></text:span><text:span text:style-name="Strong_20_Emphasis"><text:span text:style-name="T13">:</text:span></text:span></text:p>
                  <text:p text:style-name="P15"><text:span text:style-name="Strong_20_Emphasis"><text:span text:style-name="T14">Wicked Problems</text:span></text:span><text:span text:style-name="Strong_20_Emphasis"><text:span text:style-name="T13"> (3 pt</text:span></text:span><text:span text:style-name="Strong_20_Emphasis"><text:span text:style-name="T14">s</text:span></text:span><text:span text:style-name="Strong_20_Emphasis"><text:span text:style-name="T13">)</text:span></text:span></text:p>
                  <text:p text:style-name="P15"><text:span text:style-name="Strong_20_Emphasis"><text:span text:style-name="T14">WPs vs </text:span></text:span><text:span text:style-name="Strong_20_Emphasis"><text:span text:style-name="T13">Sci. (3 pts)</text:span></text:span></text:p>
                </table:table-cell>
                <table:table-cell table:style-name="Table1.A1" office:value-type="string">
                  <text:p text:style-name="P9"><text:span text:style-name="T7">Two </text:span><text:span text:style-name="T8">responses </text:span><text:span text:style-name="T7">are provided: </text:span><text:span text:style-name="T14">an </text:span><text:span text:style-name="T8">account/</text:span><text:span text:style-name="T14">definition</text:span><text:span text:style-name="T8"> of </text:span><text:span text:style-name="T14">wicked problems</text:span><text:span text:style-name="T13"> </text:span><text:span text:style-name="T8">and a</text:span><text:span text:style-name="T13">n </text:span><text:span text:style-name="T8">account/</text:span><text:span text:style-name="T14">evaluation </text:span><text:span text:style-name="T8">of </text:span><text:span text:style-name="T14">wicked problems vs normal </text:span><text:span text:style-name="T13">science</text:span></text:p>
                  <text:p text:style-name="P9"/>
                </table:table-cell>
                <table:table-cell table:style-name="Table1.A1" office:value-type="string">
                  <text:p text:style-name="P6"><text:span text:style-name="T7">Each of the two a</text:span>ccount<text:span text:style-name="T7">s</text:span> provide<text:span text:style-name="T7">s</text:span> complete information; <text:span text:style-name="T7">statements are complete, logical </text:span><text:span text:style-name="T18">and well-formed</text:span></text:p>
                </table:table-cell>
                <table:table-cell table:style-name="Table1.A1" office:value-type="string">
                  <text:p text:style-name="P10">Each of the two accounts provides a sufficient amount of information and detail</text:p>
                </table:table-cell>
              </table:table-row>
              <table:table-row>
                <table:table-cell table:style-name="Table1.A5" office:value-type="string">
                  <text:p text:style-name="P15"><text:span text:style-name="Strong_20_Emphasis"><text:span text:style-name="T13">Task </text:span></text:span><text:span text:style-name="Strong_20_Emphasis"><text:span text:style-name="T14">6</text:span></text:span><text:span text:style-name="Strong_20_Emphasis"><text:span text:style-name="T13">:</text:span></text:span></text:p>
                  <text:p text:style-name="P15"><text:span text:style-name="Strong_20_Emphasis"><text:span text:style-name="T14">S&amp;W’s No. 16</text:span></text:span><text:span text:style-name="Strong_20_Emphasis"><text:span text:style-name="T13"> (3 pt</text:span></text:span><text:span text:style-name="Strong_20_Emphasis"><text:span text:style-name="T14">s</text:span></text:span><text:span text:style-name="Strong_20_Emphasis"><text:span text:style-name="T13">)</text:span></text:span></text:p>
                  <text:p text:style-name="P15"><text:span text:style-name="Strong_20_Emphasis"><text:span text:style-name="T14">Confirmation</text:span></text:span><text:span text:style-name="Strong_20_Emphasis"><text:span text:style-name="T13"> (3 pts)</text:span></text:span></text:p>
                  <text:p text:style-name="P15"><text:span text:style-name="Strong_20_Emphasis"/></text:p>
                </table:table-cell>
                <table:table-cell table:style-name="Table1.A5" office:value-type="string">
                  <text:p text:style-name="P9"><text:span text:style-name="T7">Two <text:s/></text:span><text:span text:style-name="T8">responses </text:span><text:span text:style-name="T7">are provided: </text:span><text:span text:style-name="T14">a translation </text:span><text:span text:style-name="T8">of </text:span><text:span text:style-name="T14">Strunk and White’s No. 16 </text:span><text:span text:style-name="T15">(w/ examples)</text:span><text:span text:style-name="T14"> </text:span><text:span text:style-name="T8">and a </text:span><text:span text:style-name="T14">translation of Strunk and White’s confirmation statement</text:span></text:p>
                  <text:p text:style-name="P9"/>
                </table:table-cell>
                <table:table-cell table:style-name="Table1.A5" office:value-type="string">
                  <text:p text:style-name="P6"><text:span text:style-name="T7">Each of the </text:span><text:span text:style-name="T19">t</text:span><text:span text:style-name="T18">wo</text:span><text:span text:style-name="T7"> </text:span><text:span text:style-name="T19">translations</text:span> provide<text:span text:style-name="T7">s</text:span> complete information; <text:span text:style-name="T19">translations</text:span><text:span text:style-name="T7"> are complete, <text:s/>logical </text:span><text:span text:style-name="T18">and well-formed</text:span></text:p>
                </table:table-cell>
                <table:table-cell table:style-name="Table1.A5" office:value-type="string">
                  <text:p text:style-name="P10">Each of the t<text:span text:style-name="T18">wo</text:span><text:span text:style-name="T19"> </text:span><text:s/><text:span text:style-name="T19">translation</text:span>s provides a sufficient amount of <text:span text:style-name="T19">accurate</text:span> information and detail</text:p>
                </table:table-cell>
              </table:table-row>
            </table:table>
            <text:p text:style-name="Text_20_body"/>
          </text:section>
        </text:section>
        <text:p text:style-name="Text_20_body"><text:span text:style-name="Strong_20_Emphasis"/></text:p>
        <text:p text:style-name="Text_20_body"/>
      </text:section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Image1" text:anchor-type="char" svg:x="-0.0929in" svg:y="-0.3571in" svg:width="1.4862in" svg:height="0.6728in" draw:z-index="1"><draw:image xlink:href="Pictures/1000000100000438000001E9AD04E7590B266636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4T17:48:41.806771747</meta:creation-date>
    <dc:date>2025-02-11T16:13:09.356696131</dc:date>
    <meta:editing-duration>PT2H16M1S</meta:editing-duration>
    <meta:editing-cycles>29</meta:editing-cycles>
    <meta:generator>LibreOffice/7.3.7.2$Linux_X86_64 LibreOffice_project/30$Build-2</meta:generator>
    <meta:document-statistic meta:table-count="1" meta:image-count="1" meta:object-count="0" meta:page-count="2" meta:paragraph-count="49" meta:word-count="393" meta:character-count="2551" meta:non-whitespace-character-count="2186"/>
  </office:meta>
</office:document-meta>
</file>